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4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2_base_optical_poses" table:style-name="ta1">
        <table:shapes>
          <draw:frame draw:z-index="0" draw:style-name="gr1" draw:text-style-name="P1" svg:width="453.51pt" svg:height="255.09pt" svg:x="832.03pt" svg:y="38.21pt">
            <loext:p draw:notify-on-update-of-ranges="test2_base_optical_poses.G4:test2_base_optical_poses.G40 test2_base_optical_poses.H4:test2_base_optical_poses.H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69pt" svg:height="255.23pt" svg:x="840.42pt" svg:y="298.18pt">
            <loext:p draw:notify-on-update-of-ranges="test2_base_optical_poses.G4:test2_base_optical_poses.G40 test2_base_optical_poses.J4:test2_base_optical_poses.J4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69pt" svg:height="255.23pt" svg:x="838.09pt" svg:y="563.19pt">
            <loext:p draw:notify-on-update-of-ranges="test2_base_optical_poses.H4:test2_base_optical_poses.H40 test2_base_optical_poses.K4:test2_base_optical_poses.K4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Results</text:p>
          </table:table-cell>
          <table:table-cell table:number-columns-repeated="2"/>
          <table:table-cell table:style-name="ce1" office:value-type="string" calcext:value-type="string">
            <text:p>Results from m to mm</text:p>
          </table:table-cell>
          <table:table-cell table:number-columns-repeated="2"/>
          <table:table-cell table:style-name="ce1" office:value-type="string" calcext:value-type="string">
            <text:p>Total error</text:p>
          </table:table-cell>
          <table:table-cell table:number-columns-repeated="2"/>
          <table:table-cell table:style-name="ce1" office:value-type="string" calcext:value-type="string">
            <text:p>Normal deviation</text:p>
          </table:table-cell>
          <table:table-cell/>
        </table:table-row>
        <table:table-row table:style-name="ro1">
          <table:table-cell table:style-name="ce1" office:value-type="string" calcext:value-type="string">
            <text:p>x [m]</text:p>
          </table:table-cell>
          <table:table-cell table:style-name="ce1" office:value-type="string" calcext:value-type="string">
            <text:p>y [m]</text:p>
          </table:table-cell>
          <table:table-cell/>
          <table:table-cell table:style-name="ce1" office:value-type="string" calcext:value-type="string">
            <text:p>x [mm]</text:p>
          </table:table-cell>
          <table:table-cell table:style-name="ce1" office:value-type="string" calcext:value-type="string">
            <text:p>y [mm]</text:p>
          </table:table-cell>
          <table:table-cell/>
          <table:table-cell table:style-name="ce1" office:value-type="string" calcext:value-type="string">
            <text:p>x [mm]</text:p>
          </table:table-cell>
          <table:table-cell table:style-name="ce1" office:value-type="string" calcext:value-type="string">
            <text:p>y [mm]</text:p>
          </table:table-cell>
          <table:table-cell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float" office:value="-0.123164001871538" calcext:value-type="float">
            <text:p>-0.1231640019</text:p>
          </table:table-cell>
          <table:table-cell office:value-type="float" office:value="-0.352686627595864" calcext:value-type="float">
            <text:p>-0.3526866276</text:p>
          </table:table-cell>
          <table:table-cell/>
          <table:table-cell table:formula="of:=[.A4]*1000" office:value-type="float" office:value="-123.164001871538" calcext:value-type="float">
            <text:p>-123.1640018715</text:p>
          </table:table-cell>
          <table:table-cell table:formula="of:=[.B4]*1000" office:value-type="float" office:value="-352.686627595864" calcext:value-type="float">
            <text:p>-352.6866275959</text:p>
          </table:table-cell>
          <table:table-cell/>
          <table:table-cell table:formula="of:=[.D4]-[.$D$46]" office:value-type="float" office:value="-0.243269907582416" calcext:value-type="float">
            <text:p>-0.2432699076</text:p>
          </table:table-cell>
          <table:table-cell table:formula="of:=[.E4]-[.$E$46]" office:value-type="float" office:value="-10.6751842295462" calcext:value-type="float">
            <text:p>-10.6751842295</text:p>
          </table:table-cell>
          <table:table-cell/>
          <table:table-cell table:formula="of:=COM.MICROSOFT.NORM.DIST([.G4];[.$G$46];[.$D$49];0)" office:value-type="float" office:value="0.57199457615463" calcext:value-type="float">
            <text:p>0.5719945762</text:p>
          </table:table-cell>
          <table:table-cell table:formula="of:=COM.MICROSOFT.NORM.DIST([.H4];[.$G$46];[.$D$49];0)" office:value-type="float" office:value="1.8901160385886E-059" calcext:value-type="float">
            <text:p>1.8901160385886E-59</text:p>
          </table:table-cell>
        </table:table-row>
        <table:table-row table:style-name="ro1">
          <table:table-cell office:value-type="float" office:value="-0.123254921626037" calcext:value-type="float">
            <text:p>-0.1232549216</text:p>
          </table:table-cell>
          <table:table-cell office:value-type="float" office:value="-0.342889018055065" calcext:value-type="float">
            <text:p>-0.3428890181</text:p>
          </table:table-cell>
          <table:table-cell/>
          <table:table-cell table:formula="of:=[.A5]*1000" office:value-type="float" office:value="-123.254921626037" calcext:value-type="float">
            <text:p>-123.254921626</text:p>
          </table:table-cell>
          <table:table-cell table:formula="of:=[.B5]*1000" office:value-type="float" office:value="-342.889018055065" calcext:value-type="float">
            <text:p>-342.8890180551</text:p>
          </table:table-cell>
          <table:table-cell/>
          <table:table-cell table:formula="of:=[.D5]-[.$D$46]" office:value-type="float" office:value="-0.334189662081855" calcext:value-type="float">
            <text:p>-0.3341896621</text:p>
          </table:table-cell>
          <table:table-cell table:formula="of:=[.E5]-[.$E$46]" office:value-type="float" office:value="-0.877574688746449" calcext:value-type="float">
            <text:p>-0.8775746887</text:p>
          </table:table-cell>
          <table:table-cell/>
          <table:table-cell table:formula="of:=COM.MICROSOFT.NORM.DIST([.G5];[.$G$46];[.$D$49];0)" office:value-type="float" office:value="0.537570075702185" calcext:value-type="float">
            <text:p>0.5375700757</text:p>
          </table:table-cell>
          <table:table-cell table:formula="of:=COM.MICROSOFT.NORM.DIST([.H5];[.$G$46];[.$D$49];0)" office:value-type="float" office:value="0.246807737103854" calcext:value-type="float">
            <text:p>0.2468077371</text:p>
          </table:table-cell>
        </table:table-row>
        <table:table-row table:style-name="ro1">
          <table:table-cell office:value-type="float" office:value="-0.122155693012059" calcext:value-type="float">
            <text:p>-0.122155693</text:p>
          </table:table-cell>
          <table:table-cell office:value-type="float" office:value="-0.342959532205437" calcext:value-type="float">
            <text:p>-0.3429595322</text:p>
          </table:table-cell>
          <table:table-cell/>
          <table:table-cell table:formula="of:=[.A6]*1000" office:value-type="float" office:value="-122.155693012059" calcext:value-type="float">
            <text:p>-122.1556930121</text:p>
          </table:table-cell>
          <table:table-cell table:formula="of:=[.B6]*1000" office:value-type="float" office:value="-342.959532205437" calcext:value-type="float">
            <text:p>-342.9595322054</text:p>
          </table:table-cell>
          <table:table-cell/>
          <table:table-cell table:formula="of:=[.D6]-[.$D$46]" office:value-type="float" office:value="0.765038951896344" calcext:value-type="float">
            <text:p>0.7650389519</text:p>
          </table:table-cell>
          <table:table-cell table:formula="of:=[.E6]-[.$E$46]" office:value-type="float" office:value="-0.948088839118839" calcext:value-type="float">
            <text:p>-0.9480888391</text:p>
          </table:table-cell>
          <table:table-cell/>
          <table:table-cell table:formula="of:=COM.MICROSOFT.NORM.DIST([.G6];[.$G$46];[.$D$49];0)" office:value-type="float" office:value="0.307092624466821" calcext:value-type="float">
            <text:p>0.3070926245</text:p>
          </table:table-cell>
          <table:table-cell table:formula="of:=COM.MICROSOFT.NORM.DIST([.H6];[.$G$46];[.$D$49];0)" office:value-type="float" office:value="0.211963525599233" calcext:value-type="float">
            <text:p>0.2119635256</text:p>
          </table:table-cell>
        </table:table-row>
        <table:table-row table:style-name="ro1">
          <table:table-cell office:value-type="float" office:value="-0.123287069089677" calcext:value-type="float">
            <text:p>-0.1232870691</text:p>
          </table:table-cell>
          <table:table-cell office:value-type="float" office:value="-0.342441817389553" calcext:value-type="float">
            <text:p>-0.3424418174</text:p>
          </table:table-cell>
          <table:table-cell/>
          <table:table-cell table:formula="of:=[.A7]*1000" office:value-type="float" office:value="-123.287069089677" calcext:value-type="float">
            <text:p>-123.2870690897</text:p>
          </table:table-cell>
          <table:table-cell table:formula="of:=[.B7]*1000" office:value-type="float" office:value="-342.441817389553" calcext:value-type="float">
            <text:p>-342.4418173896</text:p>
          </table:table-cell>
          <table:table-cell/>
          <table:table-cell table:formula="of:=[.D7]-[.$D$46]" office:value-type="float" office:value="-0.366337125721913" calcext:value-type="float">
            <text:p>-0.3663371257</text:p>
          </table:table-cell>
          <table:table-cell table:formula="of:=[.E7]-[.$E$46]" office:value-type="float" office:value="-0.430374023235004" calcext:value-type="float">
            <text:p>-0.4303740232</text:p>
          </table:table-cell>
          <table:table-cell/>
          <table:table-cell table:formula="of:=COM.MICROSOFT.NORM.DIST([.G7];[.$G$46];[.$D$49];0)" office:value-type="float" office:value="0.523446566909994" calcext:value-type="float">
            <text:p>0.5234465669</text:p>
          </table:table-cell>
          <table:table-cell table:formula="of:=COM.MICROSOFT.NORM.DIST([.H7];[.$G$46];[.$D$49];0)" office:value-type="float" office:value="0.492807438281286" calcext:value-type="float">
            <text:p>0.4928074383</text:p>
          </table:table-cell>
        </table:table-row>
        <table:table-row table:style-name="ro1">
          <table:table-cell office:value-type="float" office:value="-0.123067925563878" calcext:value-type="float">
            <text:p>-0.1230679256</text:p>
          </table:table-cell>
          <table:table-cell office:value-type="float" office:value="-0.342320952224008" calcext:value-type="float">
            <text:p>-0.3423209522</text:p>
          </table:table-cell>
          <table:table-cell/>
          <table:table-cell table:formula="of:=[.A8]*1000" office:value-type="float" office:value="-123.067925563878" calcext:value-type="float">
            <text:p>-123.0679255639</text:p>
          </table:table-cell>
          <table:table-cell table:formula="of:=[.B8]*1000" office:value-type="float" office:value="-342.320952224008" calcext:value-type="float">
            <text:p>-342.320952224</text:p>
          </table:table-cell>
          <table:table-cell/>
          <table:table-cell table:formula="of:=[.D8]-[.$D$46]" office:value-type="float" office:value="-0.147193599922815" calcext:value-type="float">
            <text:p>-0.1471935999</text:p>
          </table:table-cell>
          <table:table-cell table:formula="of:=[.E8]-[.$E$46]" office:value-type="float" office:value="-0.309508857689423" calcext:value-type="float">
            <text:p>-0.3095088577</text:p>
          </table:table-cell>
          <table:table-cell/>
          <table:table-cell table:formula="of:=COM.MICROSOFT.NORM.DIST([.G8];[.$G$46];[.$D$49];0)" office:value-type="float" office:value="0.597933951119601" calcext:value-type="float">
            <text:p>0.5979339511</text:p>
          </table:table-cell>
          <table:table-cell table:formula="of:=COM.MICROSOFT.NORM.DIST([.H8];[.$G$46];[.$D$49];0)" office:value-type="float" office:value="0.547762239348348" calcext:value-type="float">
            <text:p>0.5477622393</text:p>
          </table:table-cell>
        </table:table-row>
        <table:table-row table:style-name="ro1">
          <table:table-cell office:value-type="float" office:value="-0.122869122844315" calcext:value-type="float">
            <text:p>-0.1228691228</text:p>
          </table:table-cell>
          <table:table-cell office:value-type="float" office:value="-0.342153147490168" calcext:value-type="float">
            <text:p>-0.3421531475</text:p>
          </table:table-cell>
          <table:table-cell/>
          <table:table-cell table:formula="of:=[.A9]*1000" office:value-type="float" office:value="-122.869122844315" calcext:value-type="float">
            <text:p>-122.8691228443</text:p>
          </table:table-cell>
          <table:table-cell table:formula="of:=[.B9]*1000" office:value-type="float" office:value="-342.153147490168" calcext:value-type="float">
            <text:p>-342.1531474902</text:p>
          </table:table-cell>
          <table:table-cell/>
          <table:table-cell table:formula="of:=[.D9]-[.$D$46]" office:value-type="float" office:value="0.0516091196402755" calcext:value-type="float">
            <text:p>0.0516091196</text:p>
          </table:table-cell>
          <table:table-cell table:formula="of:=[.E9]-[.$E$46]" office:value-type="float" office:value="-0.141704123849479" calcext:value-type="float">
            <text:p>-0.1417041238</text:p>
          </table:table-cell>
          <table:table-cell/>
          <table:table-cell table:formula="of:=COM.MICROSOFT.NORM.DIST([.G9];[.$G$46];[.$D$49];0)" office:value-type="float" office:value="0.611518804268578" calcext:value-type="float">
            <text:p>0.6115188043</text:p>
          </table:table-cell>
          <table:table-cell table:formula="of:=COM.MICROSOFT.NORM.DIST([.H9];[.$G$46];[.$D$49];0)" office:value-type="float" office:value="0.599056072974117" calcext:value-type="float">
            <text:p>0.599056073</text:p>
          </table:table-cell>
        </table:table-row>
        <table:table-row table:style-name="ro1">
          <table:table-cell office:value-type="float" office:value="-0.122770685300363" calcext:value-type="float">
            <text:p>-0.1227706853</text:p>
          </table:table-cell>
          <table:table-cell office:value-type="float" office:value="-0.341874419723335" calcext:value-type="float">
            <text:p>-0.3418744197</text:p>
          </table:table-cell>
          <table:table-cell/>
          <table:table-cell table:formula="of:=[.A10]*1000" office:value-type="float" office:value="-122.770685300363" calcext:value-type="float">
            <text:p>-122.7706853004</text:p>
          </table:table-cell>
          <table:table-cell table:formula="of:=[.B10]*1000" office:value-type="float" office:value="-341.874419723336" calcext:value-type="float">
            <text:p>-341.8744197233</text:p>
          </table:table-cell>
          <table:table-cell/>
          <table:table-cell table:formula="of:=[.D10]-[.$D$46]" office:value-type="float" office:value="0.150046663592349" calcext:value-type="float">
            <text:p>0.1500466636</text:p>
          </table:table-cell>
          <table:table-cell table:formula="of:=[.E10]-[.$E$46]" office:value-type="float" office:value="0.137023642982683" calcext:value-type="float">
            <text:p>0.137023643</text:p>
          </table:table-cell>
          <table:table-cell/>
          <table:table-cell table:formula="of:=COM.MICROSOFT.NORM.DIST([.G10];[.$G$46];[.$D$49];0)" office:value-type="float" office:value="0.597334768483295" calcext:value-type="float">
            <text:p>0.5973347685</text:p>
          </table:table-cell>
          <table:table-cell table:formula="of:=COM.MICROSOFT.NORM.DIST([.H10];[.$G$46];[.$D$49];0)" office:value-type="float" office:value="0.599980723742962" calcext:value-type="float">
            <text:p>0.5999807237</text:p>
          </table:table-cell>
        </table:table-row>
        <table:table-row table:style-name="ro1">
          <table:table-cell office:value-type="float" office:value="-0.122574868982547" calcext:value-type="float">
            <text:p>-0.122574869</text:p>
          </table:table-cell>
          <table:table-cell office:value-type="float" office:value="-0.341458176358082" calcext:value-type="float">
            <text:p>-0.3414581764</text:p>
          </table:table-cell>
          <table:table-cell/>
          <table:table-cell table:formula="of:=[.A11]*1000" office:value-type="float" office:value="-122.574868982547" calcext:value-type="float">
            <text:p>-122.5748689825</text:p>
          </table:table-cell>
          <table:table-cell table:formula="of:=[.B11]*1000" office:value-type="float" office:value="-341.458176358082" calcext:value-type="float">
            <text:p>-341.4581763581</text:p>
          </table:table-cell>
          <table:table-cell/>
          <table:table-cell table:formula="of:=[.D11]-[.$D$46]" office:value-type="float" office:value="0.345862981408246" calcext:value-type="float">
            <text:p>0.3458629814</text:p>
          </table:table-cell>
          <table:table-cell table:formula="of:=[.E11]-[.$E$46]" office:value-type="float" office:value="0.553267008236048" calcext:value-type="float">
            <text:p>0.5532670082</text:p>
          </table:table-cell>
          <table:table-cell/>
          <table:table-cell table:formula="of:=COM.MICROSOFT.NORM.DIST([.G11];[.$G$46];[.$D$49];0)" office:value-type="float" office:value="0.532548497693052" calcext:value-type="float">
            <text:p>0.5325484977</text:p>
          </table:table-cell>
          <table:table-cell table:formula="of:=COM.MICROSOFT.NORM.DIST([.H11];[.$G$46];[.$D$49];0)" office:value-type="float" office:value="0.427180494714625" calcext:value-type="float">
            <text:p>0.4271804947</text:p>
          </table:table-cell>
        </table:table-row>
        <table:table-row table:style-name="ro1">
          <table:table-cell office:value-type="float" office:value="-0.122462625455568" calcext:value-type="float">
            <text:p>-0.1224626255</text:p>
          </table:table-cell>
          <table:table-cell office:value-type="float" office:value="-0.340977388824996" calcext:value-type="float">
            <text:p>-0.3409773888</text:p>
          </table:table-cell>
          <table:table-cell/>
          <table:table-cell table:formula="of:=[.A12]*1000" office:value-type="float" office:value="-122.462625455568" calcext:value-type="float">
            <text:p>-122.4626254556</text:p>
          </table:table-cell>
          <table:table-cell table:formula="of:=[.B12]*1000" office:value-type="float" office:value="-340.977388824996" calcext:value-type="float">
            <text:p>-340.977388825</text:p>
          </table:table-cell>
          <table:table-cell/>
          <table:table-cell table:formula="of:=[.D12]-[.$D$46]" office:value-type="float" office:value="0.458106508387274" calcext:value-type="float">
            <text:p>0.4581065084</text:p>
          </table:table-cell>
          <table:table-cell table:formula="of:=[.E12]-[.$E$46]" office:value-type="float" office:value="1.03405454132178" calcext:value-type="float">
            <text:p>1.0340545413</text:p>
          </table:table-cell>
          <table:table-cell/>
          <table:table-cell table:formula="of:=COM.MICROSOFT.NORM.DIST([.G12];[.$G$46];[.$D$49];0)" office:value-type="float" office:value="0.478659003418241" calcext:value-type="float">
            <text:p>0.4786590034</text:p>
          </table:table-cell>
          <table:table-cell table:formula="of:=COM.MICROSOFT.NORM.DIST([.H12];[.$G$46];[.$D$49];0)" office:value-type="float" office:value="0.173289797190571" calcext:value-type="float">
            <text:p>0.1732897972</text:p>
          </table:table-cell>
        </table:table-row>
        <table:table-row table:style-name="ro1">
          <table:table-cell office:value-type="float" office:value="-0.122370633275112" calcext:value-type="float">
            <text:p>-0.1223706333</text:p>
          </table:table-cell>
          <table:table-cell office:value-type="float" office:value="-0.341065791648442" calcext:value-type="float">
            <text:p>-0.3410657916</text:p>
          </table:table-cell>
          <table:table-cell/>
          <table:table-cell table:formula="of:=[.A13]*1000" office:value-type="float" office:value="-122.370633275112" calcext:value-type="float">
            <text:p>-122.3706332751</text:p>
          </table:table-cell>
          <table:table-cell table:formula="of:=[.B13]*1000" office:value-type="float" office:value="-341.065791648442" calcext:value-type="float">
            <text:p>-341.0657916484</text:p>
          </table:table-cell>
          <table:table-cell/>
          <table:table-cell table:formula="of:=[.D13]-[.$D$46]" office:value-type="float" office:value="0.55009868884305" calcext:value-type="float">
            <text:p>0.5500986888</text:p>
          </table:table-cell>
          <table:table-cell table:formula="of:=[.E13]-[.$E$46]" office:value-type="float" office:value="0.94565171787616" calcext:value-type="float">
            <text:p>0.9456517179</text:p>
          </table:table-cell>
          <table:table-cell/>
          <table:table-cell table:formula="of:=COM.MICROSOFT.NORM.DIST([.G13];[.$G$46];[.$D$49];0)" office:value-type="float" office:value="0.428949634695101" calcext:value-type="float">
            <text:p>0.4289496347</text:p>
          </table:table-cell>
          <table:table-cell table:formula="of:=COM.MICROSOFT.NORM.DIST([.H13];[.$G$46];[.$D$49];0)" office:value-type="float" office:value="0.213123233767913" calcext:value-type="float">
            <text:p>0.2131232338</text:p>
          </table:table-cell>
        </table:table-row>
        <table:table-row table:style-name="ro1">
          <table:table-cell office:value-type="float" office:value="-0.123009043055807" calcext:value-type="float">
            <text:p>-0.1230090431</text:p>
          </table:table-cell>
          <table:table-cell office:value-type="float" office:value="-0.340005806654808" calcext:value-type="float">
            <text:p>-0.3400058067</text:p>
          </table:table-cell>
          <table:table-cell/>
          <table:table-cell table:formula="of:=[.A14]*1000" office:value-type="float" office:value="-123.009043055807" calcext:value-type="float">
            <text:p>-123.0090430558</text:p>
          </table:table-cell>
          <table:table-cell table:formula="of:=[.B14]*1000" office:value-type="float" office:value="-340.005806654808" calcext:value-type="float">
            <text:p>-340.0058066548</text:p>
          </table:table-cell>
          <table:table-cell/>
          <table:table-cell table:formula="of:=[.D14]-[.$D$46]" office:value-type="float" office:value="-0.0883110918519208" calcext:value-type="float">
            <text:p>-0.0883110919</text:p>
          </table:table-cell>
          <table:table-cell table:formula="of:=[.E14]-[.$E$46]" office:value-type="float" office:value="2.00563671150991" calcext:value-type="float">
            <text:p>2.0056367115</text:p>
          </table:table-cell>
          <table:table-cell/>
          <table:table-cell table:formula="of:=COM.MICROSOFT.NORM.DIST([.G14];[.$G$46];[.$D$49];0)" office:value-type="float" office:value="0.607817399413397" calcext:value-type="float">
            <text:p>0.6078173994</text:p>
          </table:table-cell>
          <table:table-cell table:formula="of:=COM.MICROSOFT.NORM.DIST([.H14];[.$G$46];[.$D$49];0)" office:value-type="float" office:value="0.0052775014764385" calcext:value-type="float">
            <text:p>0.0052775015</text:p>
          </table:table-cell>
        </table:table-row>
        <table:table-row table:style-name="ro1">
          <table:table-cell office:value-type="float" office:value="-0.123582930620361" calcext:value-type="float">
            <text:p>-0.1235829306</text:p>
          </table:table-cell>
          <table:table-cell office:value-type="float" office:value="-0.341053529778108" calcext:value-type="float">
            <text:p>-0.3410535298</text:p>
          </table:table-cell>
          <table:table-cell/>
          <table:table-cell table:formula="of:=[.A15]*1000" office:value-type="float" office:value="-123.582930620361" calcext:value-type="float">
            <text:p>-123.5829306204</text:p>
          </table:table-cell>
          <table:table-cell table:formula="of:=[.B15]*1000" office:value-type="float" office:value="-341.053529778108" calcext:value-type="float">
            <text:p>-341.0535297781</text:p>
          </table:table-cell>
          <table:table-cell/>
          <table:table-cell table:formula="of:=[.D15]-[.$D$46]" office:value-type="float" office:value="-0.662198656405451" calcext:value-type="float">
            <text:p>-0.6621986564</text:p>
          </table:table-cell>
          <table:table-cell table:formula="of:=[.E15]-[.$E$46]" office:value-type="float" office:value="0.957913588210317" calcext:value-type="float">
            <text:p>0.9579135882</text:p>
          </table:table-cell>
          <table:table-cell/>
          <table:table-cell table:formula="of:=COM.MICROSOFT.NORM.DIST([.G15];[.$G$46];[.$D$49];0)" office:value-type="float" office:value="0.365284048313967" calcext:value-type="float">
            <text:p>0.3652840483</text:p>
          </table:table-cell>
          <table:table-cell table:formula="of:=COM.MICROSOFT.NORM.DIST([.H15];[.$G$46];[.$D$49];0)" office:value-type="float" office:value="0.207322518975895" calcext:value-type="float">
            <text:p>0.207322519</text:p>
          </table:table-cell>
        </table:table-row>
        <table:table-row table:style-name="ro1">
          <table:table-cell office:value-type="float" office:value="-0.123224874662058" calcext:value-type="float">
            <text:p>-0.1232248747</text:p>
          </table:table-cell>
          <table:table-cell office:value-type="float" office:value="-0.341120195407352" calcext:value-type="float">
            <text:p>-0.3411201954</text:p>
          </table:table-cell>
          <table:table-cell/>
          <table:table-cell table:formula="of:=[.A16]*1000" office:value-type="float" office:value="-123.224874662058" calcext:value-type="float">
            <text:p>-123.2248746621</text:p>
          </table:table-cell>
          <table:table-cell table:formula="of:=[.B16]*1000" office:value-type="float" office:value="-341.120195407352" calcext:value-type="float">
            <text:p>-341.1201954074</text:p>
          </table:table-cell>
          <table:table-cell/>
          <table:table-cell table:formula="of:=[.D16]-[.$D$46]" office:value-type="float" office:value="-0.304142698102893" calcext:value-type="float">
            <text:p>-0.3041426981</text:p>
          </table:table-cell>
          <table:table-cell table:formula="of:=[.E16]-[.$E$46]" office:value-type="float" office:value="0.891247958966289" calcext:value-type="float">
            <text:p>0.891247959</text:p>
          </table:table-cell>
          <table:table-cell/>
          <table:table-cell table:formula="of:=COM.MICROSOFT.NORM.DIST([.G16];[.$G$46];[.$D$49];0)" office:value-type="float" office:value="0.549898861613569" calcext:value-type="float">
            <text:p>0.5498988616</text:p>
          </table:table-cell>
          <table:table-cell table:formula="of:=COM.MICROSOFT.NORM.DIST([.H16];[.$G$46];[.$D$49];0)" office:value-type="float" office:value="0.239850674135489" calcext:value-type="float">
            <text:p>0.2398506741</text:p>
          </table:table-cell>
        </table:table-row>
        <table:table-row table:style-name="ro1">
          <table:table-cell office:value-type="float" office:value="-0.123337852788218" calcext:value-type="float">
            <text:p>-0.1233378528</text:p>
          </table:table-cell>
          <table:table-cell office:value-type="float" office:value="-0.341743832787962" calcext:value-type="float">
            <text:p>-0.3417438328</text:p>
          </table:table-cell>
          <table:table-cell/>
          <table:table-cell table:formula="of:=[.A17]*1000" office:value-type="float" office:value="-123.337852788218" calcext:value-type="float">
            <text:p>-123.3378527882</text:p>
          </table:table-cell>
          <table:table-cell table:formula="of:=[.B17]*1000" office:value-type="float" office:value="-341.743832787962" calcext:value-type="float">
            <text:p>-341.743832788</text:p>
          </table:table-cell>
          <table:table-cell/>
          <table:table-cell table:formula="of:=[.D17]-[.$D$46]" office:value-type="float" office:value="-0.417120824262383" calcext:value-type="float">
            <text:p>-0.4171208243</text:p>
          </table:table-cell>
          <table:table-cell table:formula="of:=[.E17]-[.$E$46]" office:value-type="float" office:value="0.267610578356539" calcext:value-type="float">
            <text:p>0.2676105784</text:p>
          </table:table-cell>
          <table:table-cell/>
          <table:table-cell table:formula="of:=COM.MICROSOFT.NORM.DIST([.G17];[.$G$46];[.$D$49];0)" office:value-type="float" office:value="0.499395024378615" calcext:value-type="float">
            <text:p>0.4993950244</text:p>
          </table:table-cell>
          <table:table-cell table:formula="of:=COM.MICROSOFT.NORM.DIST([.H17];[.$G$46];[.$D$49];0)" office:value-type="float" office:value="0.563647008983421" calcext:value-type="float">
            <text:p>0.563647009</text:p>
          </table:table-cell>
        </table:table-row>
        <table:table-row table:style-name="ro1">
          <table:table-cell office:value-type="float" office:value="-0.122765691930637" calcext:value-type="float">
            <text:p>-0.1227656919</text:p>
          </table:table-cell>
          <table:table-cell office:value-type="float" office:value="-0.341912855738909" calcext:value-type="float">
            <text:p>-0.3419128557</text:p>
          </table:table-cell>
          <table:table-cell/>
          <table:table-cell table:formula="of:=[.A18]*1000" office:value-type="float" office:value="-122.765691930637" calcext:value-type="float">
            <text:p>-122.7656919306</text:p>
          </table:table-cell>
          <table:table-cell table:formula="of:=[.B18]*1000" office:value-type="float" office:value="-341.912855738909" calcext:value-type="float">
            <text:p>-341.9128557389</text:p>
          </table:table-cell>
          <table:table-cell/>
          <table:table-cell table:formula="of:=[.D18]-[.$D$46]" office:value-type="float" office:value="0.155040033318329" calcext:value-type="float">
            <text:p>0.1550400333</text:p>
          </table:table-cell>
          <table:table-cell table:formula="of:=[.E18]-[.$E$46]" office:value-type="float" office:value="0.0985876274089037" calcext:value-type="float">
            <text:p>0.0985876274</text:p>
          </table:table-cell>
          <table:table-cell/>
          <table:table-cell table:formula="of:=COM.MICROSOFT.NORM.DIST([.G18];[.$G$46];[.$D$49];0)" office:value-type="float" office:value="0.596259917261411" calcext:value-type="float">
            <text:p>0.5962599173</text:p>
          </table:table-cell>
          <table:table-cell table:formula="of:=COM.MICROSOFT.NORM.DIST([.H18];[.$G$46];[.$D$49];0)" office:value-type="float" office:value="0.606438800923889" calcext:value-type="float">
            <text:p>0.6064388009</text:p>
          </table:table-cell>
        </table:table-row>
        <table:table-row table:style-name="ro1">
          <table:table-cell office:value-type="float" office:value="-0.122873964688129" calcext:value-type="float">
            <text:p>-0.1228739647</text:p>
          </table:table-cell>
          <table:table-cell office:value-type="float" office:value="-0.341836411776387" calcext:value-type="float">
            <text:p>-0.3418364118</text:p>
          </table:table-cell>
          <table:table-cell/>
          <table:table-cell table:formula="of:=[.A19]*1000" office:value-type="float" office:value="-122.873964688129" calcext:value-type="float">
            <text:p>-122.8739646881</text:p>
          </table:table-cell>
          <table:table-cell table:formula="of:=[.B19]*1000" office:value-type="float" office:value="-341.836411776387" calcext:value-type="float">
            <text:p>-341.8364117764</text:p>
          </table:table-cell>
          <table:table-cell/>
          <table:table-cell table:formula="of:=[.D19]-[.$D$46]" office:value-type="float" office:value="0.0467672758259852" calcext:value-type="float">
            <text:p>0.0467672758</text:p>
          </table:table-cell>
          <table:table-cell table:formula="of:=[.E19]-[.$E$46]" office:value-type="float" office:value="0.175031589930711" calcext:value-type="float">
            <text:p>0.1750315899</text:p>
          </table:table-cell>
          <table:table-cell/>
          <table:table-cell table:formula="of:=COM.MICROSOFT.NORM.DIST([.G19];[.$G$46];[.$D$49];0)" office:value-type="float" office:value="0.611863263938846" calcext:value-type="float">
            <text:p>0.6118632639</text:p>
          </table:table-cell>
          <table:table-cell table:formula="of:=COM.MICROSOFT.NORM.DIST([.H19];[.$G$46];[.$D$49];0)" office:value-type="float" office:value="0.591626492535947" calcext:value-type="float">
            <text:p>0.5916264925</text:p>
          </table:table-cell>
        </table:table-row>
        <table:table-row table:style-name="ro1">
          <table:table-cell office:value-type="float" office:value="-0.122629877400622" calcext:value-type="float">
            <text:p>-0.1226298774</text:p>
          </table:table-cell>
          <table:table-cell office:value-type="float" office:value="-0.342314674357423" calcext:value-type="float">
            <text:p>-0.3423146744</text:p>
          </table:table-cell>
          <table:table-cell/>
          <table:table-cell table:formula="of:=[.A20]*1000" office:value-type="float" office:value="-122.629877400622" calcext:value-type="float">
            <text:p>-122.6298774006</text:p>
          </table:table-cell>
          <table:table-cell table:formula="of:=[.B20]*1000" office:value-type="float" office:value="-342.314674357423" calcext:value-type="float">
            <text:p>-342.3146743574</text:p>
          </table:table-cell>
          <table:table-cell/>
          <table:table-cell table:formula="of:=[.D20]-[.$D$46]" office:value-type="float" office:value="0.290854563333426" calcext:value-type="float">
            <text:p>0.2908545633</text:p>
          </table:table-cell>
          <table:table-cell table:formula="of:=[.E20]-[.$E$46]" office:value-type="float" office:value="-0.303230991104499" calcext:value-type="float">
            <text:p>-0.3032309911</text:p>
          </table:table-cell>
          <table:table-cell/>
          <table:table-cell table:formula="of:=COM.MICROSOFT.NORM.DIST([.G20];[.$G$46];[.$D$49];0)" office:value-type="float" office:value="0.555062998160354" calcext:value-type="float">
            <text:p>0.5550629982</text:p>
          </table:table-cell>
          <table:table-cell table:formula="of:=COM.MICROSOFT.NORM.DIST([.H20];[.$G$46];[.$D$49];0)" office:value-type="float" office:value="0.550258976310054" calcext:value-type="float">
            <text:p>0.5502589763</text:p>
          </table:table-cell>
        </table:table-row>
        <table:table-row table:style-name="ro1">
          <table:table-cell office:value-type="float" office:value="-0.122458532434312" calcext:value-type="float">
            <text:p>-0.1224585324</text:p>
          </table:table-cell>
          <table:table-cell office:value-type="float" office:value="-0.342198072062774" calcext:value-type="float">
            <text:p>-0.3421980721</text:p>
          </table:table-cell>
          <table:table-cell/>
          <table:table-cell table:formula="of:=[.A21]*1000" office:value-type="float" office:value="-122.458532434312" calcext:value-type="float">
            <text:p>-122.4585324343</text:p>
          </table:table-cell>
          <table:table-cell table:formula="of:=[.B21]*1000" office:value-type="float" office:value="-342.198072062774" calcext:value-type="float">
            <text:p>-342.1980720628</text:p>
          </table:table-cell>
          <table:table-cell/>
          <table:table-cell table:formula="of:=[.D21]-[.$D$46]" office:value-type="float" office:value="0.462199529643385" calcext:value-type="float">
            <text:p>0.4621995296</text:p>
          </table:table-cell>
          <table:table-cell table:formula="of:=[.E21]-[.$E$46]" office:value-type="float" office:value="-0.186628696455557" calcext:value-type="float">
            <text:p>-0.1866286965</text:p>
          </table:table-cell>
          <table:table-cell/>
          <table:table-cell table:formula="of:=COM.MICROSOFT.NORM.DIST([.G21];[.$G$46];[.$D$49];0)" office:value-type="float" office:value="0.476532135896643" calcext:value-type="float">
            <text:p>0.4765321359</text:p>
          </table:table-cell>
          <table:table-cell table:formula="of:=COM.MICROSOFT.NORM.DIST([.H21];[.$G$46];[.$D$49];0)" office:value-type="float" office:value="0.588700141738633" calcext:value-type="float">
            <text:p>0.5887001417</text:p>
          </table:table-cell>
        </table:table-row>
        <table:table-row table:style-name="ro1">
          <table:table-cell office:value-type="float" office:value="-0.122179261559361" calcext:value-type="float">
            <text:p>-0.1221792616</text:p>
          </table:table-cell>
          <table:table-cell office:value-type="float" office:value="-0.342455273069385" calcext:value-type="float">
            <text:p>-0.3424552731</text:p>
          </table:table-cell>
          <table:table-cell/>
          <table:table-cell table:formula="of:=[.A22]*1000" office:value-type="float" office:value="-122.179261559361" calcext:value-type="float">
            <text:p>-122.1792615594</text:p>
          </table:table-cell>
          <table:table-cell table:formula="of:=[.B22]*1000" office:value-type="float" office:value="-342.455273069385" calcext:value-type="float">
            <text:p>-342.4552730694</text:p>
          </table:table-cell>
          <table:table-cell/>
          <table:table-cell table:formula="of:=[.D22]-[.$D$46]" office:value-type="float" office:value="0.741470404594537" calcext:value-type="float">
            <text:p>0.7414704046</text:p>
          </table:table-cell>
          <table:table-cell table:formula="of:=[.E22]-[.$E$46]" office:value-type="float" office:value="-0.443829703067308" calcext:value-type="float">
            <text:p>-0.4438297031</text:p>
          </table:table-cell>
          <table:table-cell/>
          <table:table-cell table:formula="of:=COM.MICROSOFT.NORM.DIST([.G22];[.$G$46];[.$D$49];0)" office:value-type="float" office:value="0.320257769856603" calcext:value-type="float">
            <text:p>0.3202577699</text:p>
          </table:table-cell>
          <table:table-cell table:formula="of:=COM.MICROSOFT.NORM.DIST([.H22];[.$G$46];[.$D$49];0)" office:value-type="float" office:value="0.486001565056721" calcext:value-type="float">
            <text:p>0.4860015651</text:p>
          </table:table-cell>
        </table:table-row>
        <table:table-row table:style-name="ro1">
          <table:table-cell office:value-type="float" office:value="-0.122016815996859" calcext:value-type="float">
            <text:p>-0.122016816</text:p>
          </table:table-cell>
          <table:table-cell office:value-type="float" office:value="-0.342537767340185" calcext:value-type="float">
            <text:p>-0.3425377673</text:p>
          </table:table-cell>
          <table:table-cell/>
          <table:table-cell table:formula="of:=[.A23]*1000" office:value-type="float" office:value="-122.016815996859" calcext:value-type="float">
            <text:p>-122.0168159969</text:p>
          </table:table-cell>
          <table:table-cell table:formula="of:=[.B23]*1000" office:value-type="float" office:value="-342.537767340185" calcext:value-type="float">
            <text:p>-342.5377673402</text:p>
          </table:table-cell>
          <table:table-cell/>
          <table:table-cell table:formula="of:=[.D23]-[.$D$46]" office:value-type="float" office:value="0.903915967096538" calcext:value-type="float">
            <text:p>0.9039159671</text:p>
          </table:table-cell>
          <table:table-cell table:formula="of:=[.E23]-[.$E$46]" office:value-type="float" office:value="-0.526323973867022" calcext:value-type="float">
            <text:p>-0.5263239739</text:p>
          </table:table-cell>
          <table:table-cell/>
          <table:table-cell table:formula="of:=COM.MICROSOFT.NORM.DIST([.G23];[.$G$46];[.$D$49];0)" office:value-type="float" office:value="0.23348809835772" calcext:value-type="float">
            <text:p>0.2334880984</text:p>
          </table:table-cell>
          <table:table-cell table:formula="of:=COM.MICROSOFT.NORM.DIST([.H23];[.$G$46];[.$D$49];0)" office:value-type="float" office:value="0.442125995819711" calcext:value-type="float">
            <text:p>0.4421259958</text:p>
          </table:table-cell>
        </table:table-row>
        <table:table-row table:style-name="ro1">
          <table:table-cell office:value-type="float" office:value="-0.124825105224792" calcext:value-type="float">
            <text:p>-0.1248251052</text:p>
          </table:table-cell>
          <table:table-cell office:value-type="float" office:value="-0.342214968996318" calcext:value-type="float">
            <text:p>-0.342214969</text:p>
          </table:table-cell>
          <table:table-cell/>
          <table:table-cell table:formula="of:=[.A24]*1000" office:value-type="float" office:value="-124.825105224792" calcext:value-type="float">
            <text:p>-124.8251052248</text:p>
          </table:table-cell>
          <table:table-cell table:formula="of:=[.B24]*1000" office:value-type="float" office:value="-342.214968996318" calcext:value-type="float">
            <text:p>-342.2149689963</text:p>
          </table:table-cell>
          <table:table-cell/>
          <table:table-cell table:formula="of:=[.D24]-[.$D$46]" office:value-type="float" office:value="-1.90437326083655" calcext:value-type="float">
            <text:p>-1.9043732608</text:p>
          </table:table-cell>
          <table:table-cell table:formula="of:=[.E24]-[.$E$46]" office:value-type="float" office:value="-0.203525630000115" calcext:value-type="float">
            <text:p>-0.20352563</text:p>
          </table:table-cell>
          <table:table-cell/>
          <table:table-cell table:formula="of:=COM.MICROSOFT.NORM.DIST([.G24];[.$G$46];[.$D$49];0)" office:value-type="float" office:value="0.00842791199513215" calcext:value-type="float">
            <text:p>0.008427912</text:p>
          </table:table-cell>
          <table:table-cell table:formula="of:=COM.MICROSOFT.NORM.DIST([.H24];[.$G$46];[.$D$49];0)" office:value-type="float" office:value="0.584129767552498" calcext:value-type="float">
            <text:p>0.5841297676</text:p>
          </table:table-cell>
        </table:table-row>
        <table:table-row table:style-name="ro1">
          <table:table-cell office:value-type="float" office:value="-0.123932567710192" calcext:value-type="float">
            <text:p>-0.1239325677</text:p>
          </table:table-cell>
          <table:table-cell office:value-type="float" office:value="-0.341934486791072" calcext:value-type="float">
            <text:p>-0.3419344868</text:p>
          </table:table-cell>
          <table:table-cell/>
          <table:table-cell table:formula="of:=[.A25]*1000" office:value-type="float" office:value="-123.932567710192" calcext:value-type="float">
            <text:p>-123.9325677102</text:p>
          </table:table-cell>
          <table:table-cell table:formula="of:=[.B25]*1000" office:value-type="float" office:value="-341.934486791072" calcext:value-type="float">
            <text:p>-341.9344867911</text:p>
          </table:table-cell>
          <table:table-cell/>
          <table:table-cell table:formula="of:=[.D25]-[.$D$46]" office:value-type="float" office:value="-1.01183574623641" calcext:value-type="float">
            <text:p>-1.0118357462</text:p>
          </table:table-cell>
          <table:table-cell table:formula="of:=[.E25]-[.$E$46]" office:value-type="float" office:value="0.076956575246129" calcext:value-type="float">
            <text:p>0.0769565752</text:p>
          </table:table-cell>
          <table:table-cell/>
          <table:table-cell table:formula="of:=COM.MICROSOFT.NORM.DIST([.G25];[.$G$46];[.$D$49];0)" office:value-type="float" office:value="0.182857384859108" calcext:value-type="float">
            <text:p>0.1828573849</text:p>
          </table:table-cell>
          <table:table-cell table:formula="of:=COM.MICROSOFT.NORM.DIST([.H25];[.$G$46];[.$D$49];0)" office:value-type="float" office:value="0.609167344501037" calcext:value-type="float">
            <text:p>0.6091673445</text:p>
          </table:table-cell>
        </table:table-row>
        <table:table-row table:style-name="ro1">
          <table:table-cell office:value-type="float" office:value="-0.123388794165343" calcext:value-type="float">
            <text:p>-0.1233887942</text:p>
          </table:table-cell>
          <table:table-cell office:value-type="float" office:value="-0.34198720258548" calcext:value-type="float">
            <text:p>-0.3419872026</text:p>
          </table:table-cell>
          <table:table-cell/>
          <table:table-cell table:formula="of:=[.A26]*1000" office:value-type="float" office:value="-123.388794165343" calcext:value-type="float">
            <text:p>-123.3887941653</text:p>
          </table:table-cell>
          <table:table-cell table:formula="of:=[.B26]*1000" office:value-type="float" office:value="-341.98720258548" calcext:value-type="float">
            <text:p>-341.9872025855</text:p>
          </table:table-cell>
          <table:table-cell/>
          <table:table-cell table:formula="of:=[.D26]-[.$D$46]" office:value-type="float" office:value="-0.46806220138798" calcext:value-type="float">
            <text:p>-0.4680622014</text:p>
          </table:table-cell>
          <table:table-cell table:formula="of:=[.E26]-[.$E$46]" office:value-type="float" office:value="0.0242407808379994" calcext:value-type="float">
            <text:p>0.0242407808</text:p>
          </table:table-cell>
          <table:table-cell/>
          <table:table-cell table:formula="of:=COM.MICROSOFT.NORM.DIST([.G26];[.$G$46];[.$D$49];0)" office:value-type="float" office:value="0.473469480216762" calcext:value-type="float">
            <text:p>0.4734694802</text:p>
          </table:table-cell>
          <table:table-cell table:formula="of:=COM.MICROSOFT.NORM.DIST([.H26];[.$G$46];[.$D$49];0)" office:value-type="float" office:value="0.613021430252665" calcext:value-type="float">
            <text:p>0.6130214303</text:p>
          </table:table-cell>
        </table:table-row>
        <table:table-row table:style-name="ro1">
          <table:table-cell office:value-type="float" office:value="-0.122909739746717" calcext:value-type="float">
            <text:p>-0.1229097397</text:p>
          </table:table-cell>
          <table:table-cell office:value-type="float" office:value="-0.342077830224387" calcext:value-type="float">
            <text:p>-0.3420778302</text:p>
          </table:table-cell>
          <table:table-cell/>
          <table:table-cell table:formula="of:=[.A27]*1000" office:value-type="float" office:value="-122.909739746717" calcext:value-type="float">
            <text:p>-122.9097397467</text:p>
          </table:table-cell>
          <table:table-cell table:formula="of:=[.B27]*1000" office:value-type="float" office:value="-342.077830224387" calcext:value-type="float">
            <text:p>-342.0778302244</text:p>
          </table:table-cell>
          <table:table-cell/>
          <table:table-cell table:formula="of:=[.D27]-[.$D$46]" office:value-type="float" office:value="0.0109922172382255" calcext:value-type="float">
            <text:p>0.0109922172</text:p>
          </table:table-cell>
          <table:table-cell table:formula="of:=[.E27]-[.$E$46]" office:value-type="float" office:value="-0.0663868580684834" calcext:value-type="float">
            <text:p>-0.0663868581</text:p>
          </table:table-cell>
          <table:table-cell/>
          <table:table-cell table:formula="of:=COM.MICROSOFT.NORM.DIST([.G27];[.$G$46];[.$D$49];0)" office:value-type="float" office:value="0.613359821005807" calcext:value-type="float">
            <text:p>0.613359821</text:p>
          </table:table-cell>
          <table:table-cell table:formula="of:=COM.MICROSOFT.NORM.DIST([.H27];[.$G$46];[.$D$49];0)" office:value-type="float" office:value="0.610259467097946" calcext:value-type="float">
            <text:p>0.6102594671</text:p>
          </table:table-cell>
        </table:table-row>
        <table:table-row table:style-name="ro1">
          <table:table-cell office:value-type="float" office:value="-0.122891331560564" calcext:value-type="float">
            <text:p>-0.1228913316</text:p>
          </table:table-cell>
          <table:table-cell office:value-type="float" office:value="-0.342070013769088" calcext:value-type="float">
            <text:p>-0.3420700138</text:p>
          </table:table-cell>
          <table:table-cell/>
          <table:table-cell table:formula="of:=[.A28]*1000" office:value-type="float" office:value="-122.891331560564" calcext:value-type="float">
            <text:p>-122.8913315606</text:p>
          </table:table-cell>
          <table:table-cell table:formula="of:=[.B28]*1000" office:value-type="float" office:value="-342.070013769088" calcext:value-type="float">
            <text:p>-342.0700137691</text:p>
          </table:table-cell>
          <table:table-cell/>
          <table:table-cell table:formula="of:=[.D28]-[.$D$46]" office:value-type="float" office:value="0.0294004033912074" calcext:value-type="float">
            <text:p>0.0294004034</text:p>
          </table:table-cell>
          <table:table-cell table:formula="of:=[.E28]-[.$E$46]" office:value-type="float" office:value="-0.058570402770215" calcext:value-type="float">
            <text:p>-0.0585704028</text:p>
          </table:table-cell>
          <table:table-cell/>
          <table:table-cell table:formula="of:=COM.MICROSOFT.NORM.DIST([.G28];[.$G$46];[.$D$49];0)" office:value-type="float" office:value="0.612820878947379" calcext:value-type="float">
            <text:p>0.6128208789</text:p>
          </table:table-cell>
          <table:table-cell table:formula="of:=COM.MICROSOFT.NORM.DIST([.H28];[.$G$46];[.$D$49];0)" office:value-type="float" office:value="0.610964551706891" calcext:value-type="float">
            <text:p>0.6109645517</text:p>
          </table:table-cell>
        </table:table-row>
        <table:table-row table:style-name="ro1">
          <table:table-cell office:value-type="float" office:value="-0.122497793641846" calcext:value-type="float">
            <text:p>-0.1224977936</text:p>
          </table:table-cell>
          <table:table-cell office:value-type="float" office:value="-0.342104621668858" calcext:value-type="float">
            <text:p>-0.3421046217</text:p>
          </table:table-cell>
          <table:table-cell/>
          <table:table-cell table:formula="of:=[.A29]*1000" office:value-type="float" office:value="-122.497793641846" calcext:value-type="float">
            <text:p>-122.4977936418</text:p>
          </table:table-cell>
          <table:table-cell table:formula="of:=[.B29]*1000" office:value-type="float" office:value="-342.104621668858" calcext:value-type="float">
            <text:p>-342.1046216689</text:p>
          </table:table-cell>
          <table:table-cell/>
          <table:table-cell table:formula="of:=[.D29]-[.$D$46]" office:value-type="float" office:value="0.42293832210926" calcext:value-type="float">
            <text:p>0.4229383221</text:p>
          </table:table-cell>
          <table:table-cell table:formula="of:=[.E29]-[.$E$46]" office:value-type="float" office:value="-0.0931783025399682" calcext:value-type="float">
            <text:p>-0.0931783025</text:p>
          </table:table-cell>
          <table:table-cell/>
          <table:table-cell table:formula="of:=COM.MICROSOFT.NORM.DIST([.G29];[.$G$46];[.$D$49];0)" office:value-type="float" office:value="0.496518017448715" calcext:value-type="float">
            <text:p>0.4965180174</text:p>
          </table:table-cell>
          <table:table-cell table:formula="of:=COM.MICROSOFT.NORM.DIST([.H29];[.$G$46];[.$D$49];0)" office:value-type="float" office:value="0.607182971373865" calcext:value-type="float">
            <text:p>0.6071829714</text:p>
          </table:table-cell>
        </table:table-row>
        <table:table-row table:style-name="ro1">
          <table:table-cell office:value-type="float" office:value="-0.122113709293701" calcext:value-type="float">
            <text:p>-0.1221137093</text:p>
          </table:table-cell>
          <table:table-cell office:value-type="float" office:value="-0.341841208723629" calcext:value-type="float">
            <text:p>-0.3418412087</text:p>
          </table:table-cell>
          <table:table-cell/>
          <table:table-cell table:formula="of:=[.A30]*1000" office:value-type="float" office:value="-122.113709293701" calcext:value-type="float">
            <text:p>-122.1137092937</text:p>
          </table:table-cell>
          <table:table-cell table:formula="of:=[.B30]*1000" office:value-type="float" office:value="-341.841208723629" calcext:value-type="float">
            <text:p>-341.8412087236</text:p>
          </table:table-cell>
          <table:table-cell/>
          <table:table-cell table:formula="of:=[.D30]-[.$D$46]" office:value-type="float" office:value="0.807022670254398" calcext:value-type="float">
            <text:p>0.8070226703</text:p>
          </table:table-cell>
          <table:table-cell table:formula="of:=[.E30]-[.$E$46]" office:value-type="float" office:value="0.170234642689138" calcext:value-type="float">
            <text:p>0.1702346427</text:p>
          </table:table-cell>
          <table:table-cell/>
          <table:table-cell table:formula="of:=COM.MICROSOFT.NORM.DIST([.G30];[.$G$46];[.$D$49];0)" office:value-type="float" office:value="0.284041565940492" calcext:value-type="float">
            <text:p>0.2840415659</text:p>
          </table:table-cell>
          <table:table-cell table:formula="of:=COM.MICROSOFT.NORM.DIST([.H30];[.$G$46];[.$D$49];0)" office:value-type="float" office:value="0.592786061309805" calcext:value-type="float">
            <text:p>0.5927860613</text:p>
          </table:table-cell>
        </table:table-row>
        <table:table-row table:style-name="ro1">
          <table:table-cell office:value-type="float" office:value="-0.122170249475794" calcext:value-type="float">
            <text:p>-0.1221702495</text:p>
          </table:table-cell>
          <table:table-cell office:value-type="float" office:value="-0.341564654585092" calcext:value-type="float">
            <text:p>-0.3415646546</text:p>
          </table:table-cell>
          <table:table-cell/>
          <table:table-cell table:formula="of:=[.A31]*1000" office:value-type="float" office:value="-122.170249475794" calcext:value-type="float">
            <text:p>-122.1702494758</text:p>
          </table:table-cell>
          <table:table-cell table:formula="of:=[.B31]*1000" office:value-type="float" office:value="-341.564654585092" calcext:value-type="float">
            <text:p>-341.5646545851</text:p>
          </table:table-cell>
          <table:table-cell/>
          <table:table-cell table:formula="of:=[.D31]-[.$D$46]" office:value-type="float" office:value="0.750482488161225" calcext:value-type="float">
            <text:p>0.7504824882</text:p>
          </table:table-cell>
          <table:table-cell table:formula="of:=[.E31]-[.$E$46]" office:value-type="float" office:value="0.446788781226417" calcext:value-type="float">
            <text:p>0.4467887812</text:p>
          </table:table-cell>
          <table:table-cell/>
          <table:table-cell table:formula="of:=COM.MICROSOFT.NORM.DIST([.G31];[.$G$46];[.$D$49];0)" office:value-type="float" office:value="0.315207234503355" calcext:value-type="float">
            <text:p>0.3152072345</text:p>
          </table:table-cell>
          <table:table-cell table:formula="of:=COM.MICROSOFT.NORM.DIST([.H31];[.$G$46];[.$D$49];0)" office:value-type="float" office:value="0.484489696553603" calcext:value-type="float">
            <text:p>0.4844896966</text:p>
          </table:table-cell>
        </table:table-row>
        <table:table-row table:style-name="ro1">
          <table:table-cell office:value-type="float" office:value="-0.122235222740533" calcext:value-type="float">
            <text:p>-0.1222352227</text:p>
          </table:table-cell>
          <table:table-cell office:value-type="float" office:value="-0.341335249616" calcext:value-type="float">
            <text:p>-0.3413352496</text:p>
          </table:table-cell>
          <table:table-cell/>
          <table:table-cell table:formula="of:=[.A32]*1000" office:value-type="float" office:value="-122.235222740533" calcext:value-type="float">
            <text:p>-122.2352227405</text:p>
          </table:table-cell>
          <table:table-cell table:formula="of:=[.B32]*1000" office:value-type="float" office:value="-341.335249616" calcext:value-type="float">
            <text:p>-341.335249616</text:p>
          </table:table-cell>
          <table:table-cell/>
          <table:table-cell table:formula="of:=[.D32]-[.$D$46]" office:value-type="float" office:value="0.685509223422557" calcext:value-type="float">
            <text:p>0.6855092234</text:p>
          </table:table-cell>
          <table:table-cell table:formula="of:=[.E32]-[.$E$46]" office:value-type="float" office:value="0.676193750318021" calcext:value-type="float">
            <text:p>0.6761937503</text:p>
          </table:table-cell>
          <table:table-cell/>
          <table:table-cell table:formula="of:=COM.MICROSOFT.NORM.DIST([.G32];[.$G$46];[.$D$49];0)" office:value-type="float" office:value="0.351965901070652" calcext:value-type="float">
            <text:p>0.3519659011</text:p>
          </table:table-cell>
          <table:table-cell table:formula="of:=COM.MICROSOFT.NORM.DIST([.H32];[.$G$46];[.$D$49];0)" office:value-type="float" office:value="0.357283958488582" calcext:value-type="float">
            <text:p>0.3572839585</text:p>
          </table:table-cell>
        </table:table-row>
        <table:table-row table:style-name="ro1">
          <table:table-cell office:value-type="float" office:value="-0.123183741199141" calcext:value-type="float">
            <text:p>-0.1231837412</text:p>
          </table:table-cell>
          <table:table-cell office:value-type="float" office:value="-0.339175014757575" calcext:value-type="float">
            <text:p>-0.3391750148</text:p>
          </table:table-cell>
          <table:table-cell/>
          <table:table-cell table:formula="of:=[.A33]*1000" office:value-type="float" office:value="-123.183741199141" calcext:value-type="float">
            <text:p>-123.1837411991</text:p>
          </table:table-cell>
          <table:table-cell table:formula="of:=[.B33]*1000" office:value-type="float" office:value="-339.175014757576" calcext:value-type="float">
            <text:p>-339.1750147576</text:p>
          </table:table-cell>
          <table:table-cell/>
          <table:table-cell table:formula="of:=[.D33]-[.$D$46]" office:value-type="float" office:value="-0.263009235186132" calcext:value-type="float">
            <text:p>-0.2630092352</text:p>
          </table:table-cell>
          <table:table-cell table:formula="of:=[.E33]-[.$E$46]" office:value-type="float" office:value="2.83642860874266" calcext:value-type="float">
            <text:p>2.8364286087</text:p>
          </table:table-cell>
          <table:table-cell/>
          <table:table-cell table:formula="of:=COM.MICROSOFT.NORM.DIST([.G33];[.$G$46];[.$D$49];0)" office:value-type="float" office:value="0.565276330669205" calcext:value-type="float">
            <text:p>0.5652763307</text:p>
          </table:table-cell>
          <table:table-cell table:formula="of:=COM.MICROSOFT.NORM.DIST([.H33];[.$G$46];[.$D$49];0)" office:value-type="float" office:value="0.0000453933330761684" calcext:value-type="float">
            <text:p>4.53933330761684E-05</text:p>
          </table:table-cell>
        </table:table-row>
        <table:table-row table:style-name="ro1">
          <table:table-cell office:value-type="float" office:value="-0.124957456432368" calcext:value-type="float">
            <text:p>-0.1249574564</text:p>
          </table:table-cell>
          <table:table-cell office:value-type="float" office:value="-0.339675493780608" calcext:value-type="float">
            <text:p>-0.3396754938</text:p>
          </table:table-cell>
          <table:table-cell/>
          <table:table-cell table:formula="of:=[.A34]*1000" office:value-type="float" office:value="-124.957456432368" calcext:value-type="float">
            <text:p>-124.9574564324</text:p>
          </table:table-cell>
          <table:table-cell table:formula="of:=[.B34]*1000" office:value-type="float" office:value="-339.675493780608" calcext:value-type="float">
            <text:p>-339.6754937806</text:p>
          </table:table-cell>
          <table:table-cell/>
          <table:table-cell table:formula="of:=[.D34]-[.$D$46]" office:value-type="float" office:value="-2.03672446841269" calcext:value-type="float">
            <text:p>-2.0367244684</text:p>
          </table:table-cell>
          <table:table-cell table:formula="of:=[.E34]-[.$E$46]" office:value-type="float" office:value="2.33594958571007" calcext:value-type="float">
            <text:p>2.3359495857</text:p>
          </table:table-cell>
          <table:table-cell/>
          <table:table-cell table:formula="of:=COM.MICROSOFT.NORM.DIST([.G34];[.$G$46];[.$D$49];0)" office:value-type="float" office:value="0.00454889102898885" calcext:value-type="float">
            <text:p>0.004548891</text:p>
          </table:table-cell>
          <table:table-cell table:formula="of:=COM.MICROSOFT.NORM.DIST([.H34];[.$G$46];[.$D$49];0)" office:value-type="float" office:value="0.000968533668510175" calcext:value-type="float">
            <text:p>0.0009685337</text:p>
          </table:table-cell>
        </table:table-row>
        <table:table-row table:style-name="ro1">
          <table:table-cell office:value-type="float" office:value="-0.122673923809516" calcext:value-type="float">
            <text:p>-0.1226739238</text:p>
          </table:table-cell>
          <table:table-cell office:value-type="float" office:value="-0.340610094472252" calcext:value-type="float">
            <text:p>-0.3406100945</text:p>
          </table:table-cell>
          <table:table-cell/>
          <table:table-cell table:formula="of:=[.A35]*1000" office:value-type="float" office:value="-122.673923809516" calcext:value-type="float">
            <text:p>-122.6739238095</text:p>
          </table:table-cell>
          <table:table-cell table:formula="of:=[.B35]*1000" office:value-type="float" office:value="-340.610094472252" calcext:value-type="float">
            <text:p>-340.6100944723</text:p>
          </table:table-cell>
          <table:table-cell/>
          <table:table-cell table:formula="of:=[.D35]-[.$D$46]" office:value-type="float" office:value="0.246808154439208" calcext:value-type="float">
            <text:p>0.2468081544</text:p>
          </table:table-cell>
          <table:table-cell table:formula="of:=[.E35]-[.$E$46]" office:value-type="float" office:value="1.40134889406659" calcext:value-type="float">
            <text:p>1.4013488941</text:p>
          </table:table-cell>
          <table:table-cell/>
          <table:table-cell table:formula="of:=COM.MICROSOFT.NORM.DIST([.G35];[.$G$46];[.$D$49];0)" office:value-type="float" office:value="0.5708231772368" calcext:value-type="float">
            <text:p>0.5708231772</text:p>
          </table:table-cell>
          <table:table-cell table:formula="of:=COM.MICROSOFT.NORM.DIST([.H35];[.$G$46];[.$D$49];0)" office:value-type="float" office:value="0.0601861625296707" calcext:value-type="float">
            <text:p>0.0601861625</text:p>
          </table:table-cell>
        </table:table-row>
        <table:table-row table:style-name="ro1">
          <table:table-cell office:value-type="float" office:value="-0.123189425914414" calcext:value-type="float">
            <text:p>-0.1231894259</text:p>
          </table:table-cell>
          <table:table-cell office:value-type="float" office:value="-0.341279353382514" calcext:value-type="float">
            <text:p>-0.3412793534</text:p>
          </table:table-cell>
          <table:table-cell/>
          <table:table-cell table:formula="of:=[.A36]*1000" office:value-type="float" office:value="-123.189425914414" calcext:value-type="float">
            <text:p>-123.1894259144</text:p>
          </table:table-cell>
          <table:table-cell table:formula="of:=[.B36]*1000" office:value-type="float" office:value="-341.279353382514" calcext:value-type="float">
            <text:p>-341.2793533825</text:p>
          </table:table-cell>
          <table:table-cell/>
          <table:table-cell table:formula="of:=[.D36]-[.$D$46]" office:value-type="float" office:value="-0.268693950458896" calcext:value-type="float">
            <text:p>-0.2686939505</text:p>
          </table:table-cell>
          <table:table-cell table:formula="of:=[.E36]-[.$E$46]" office:value-type="float" office:value="0.73208998380403" calcext:value-type="float">
            <text:p>0.7320899838</text:p>
          </table:table-cell>
          <table:table-cell/>
          <table:table-cell table:formula="of:=COM.MICROSOFT.NORM.DIST([.G36];[.$G$46];[.$D$49];0)" office:value-type="float" office:value="0.563259972624522" calcext:value-type="float">
            <text:p>0.5632599726</text:p>
          </table:table-cell>
          <table:table-cell table:formula="of:=COM.MICROSOFT.NORM.DIST([.H36];[.$G$46];[.$D$49];0)" office:value-type="float" office:value="0.325534293619928" calcext:value-type="float">
            <text:p>0.3255342936</text:p>
          </table:table-cell>
        </table:table-row>
        <table:table-row table:style-name="ro1">
          <table:table-cell office:value-type="float" office:value="-0.122550148940373" calcext:value-type="float">
            <text:p>-0.1225501489</text:p>
          </table:table-cell>
          <table:table-cell office:value-type="float" office:value="-0.341488755878982" calcext:value-type="float">
            <text:p>-0.3414887559</text:p>
          </table:table-cell>
          <table:table-cell/>
          <table:table-cell table:formula="of:=[.A37]*1000" office:value-type="float" office:value="-122.550148940373" calcext:value-type="float">
            <text:p>-122.5501489404</text:p>
          </table:table-cell>
          <table:table-cell table:formula="of:=[.B37]*1000" office:value-type="float" office:value="-341.488755878982" calcext:value-type="float">
            <text:p>-341.488755879</text:p>
          </table:table-cell>
          <table:table-cell/>
          <table:table-cell table:formula="of:=[.D37]-[.$D$46]" office:value-type="float" office:value="0.370583023582341" calcext:value-type="float">
            <text:p>0.3705830236</text:p>
          </table:table-cell>
          <table:table-cell table:formula="of:=[.E37]-[.$E$46]" office:value-type="float" office:value="0.522687487336441" calcext:value-type="float">
            <text:p>0.5226874873</text:p>
          </table:table-cell>
          <table:table-cell/>
          <table:table-cell table:formula="of:=COM.MICROSOFT.NORM.DIST([.G37];[.$G$46];[.$D$49];0)" office:value-type="float" office:value="0.521513869222706" calcext:value-type="float">
            <text:p>0.5215138692</text:p>
          </table:table-cell>
          <table:table-cell table:formula="of:=COM.MICROSOFT.NORM.DIST([.H37];[.$G$46];[.$D$49];0)" office:value-type="float" office:value="0.4441244424004" calcext:value-type="float">
            <text:p>0.4441244424</text:p>
          </table:table-cell>
        </table:table-row>
        <table:table-row table:style-name="ro1">
          <table:table-cell office:value-type="float" office:value="-0.122885803097316" calcext:value-type="float">
            <text:p>-0.1228858031</text:p>
          </table:table-cell>
          <table:table-cell office:value-type="float" office:value="-0.341773684512888" calcext:value-type="float">
            <text:p>-0.3417736845</text:p>
          </table:table-cell>
          <table:table-cell/>
          <table:table-cell table:formula="of:=[.A38]*1000" office:value-type="float" office:value="-122.885803097316" calcext:value-type="float">
            <text:p>-122.8858030973</text:p>
          </table:table-cell>
          <table:table-cell table:formula="of:=[.B38]*1000" office:value-type="float" office:value="-341.773684512888" calcext:value-type="float">
            <text:p>-341.7736845129</text:p>
          </table:table-cell>
          <table:table-cell/>
          <table:table-cell table:formula="of:=[.D38]-[.$D$46]" office:value-type="float" office:value="0.0349288666396319" calcext:value-type="float">
            <text:p>0.0349288666</text:p>
          </table:table-cell>
          <table:table-cell table:formula="of:=[.E38]-[.$E$46]" office:value-type="float" office:value="0.237758853430023" calcext:value-type="float">
            <text:p>0.2377588534</text:p>
          </table:table-cell>
          <table:table-cell/>
          <table:table-cell table:formula="of:=COM.MICROSOFT.NORM.DIST([.G38];[.$G$46];[.$D$49];0)" office:value-type="float" office:value="0.61256327061707" calcext:value-type="float">
            <text:p>0.6125632706</text:p>
          </table:table-cell>
          <table:table-cell table:formula="of:=COM.MICROSOFT.NORM.DIST([.H38];[.$G$46];[.$D$49];0)" office:value-type="float" office:value="0.573790066045296" calcext:value-type="float">
            <text:p>0.573790066</text:p>
          </table:table-cell>
        </table:table-row>
        <table:table-row table:style-name="ro1">
          <table:table-cell office:value-type="float" office:value="-0.122828235511721" calcext:value-type="float">
            <text:p>-0.1228282355</text:p>
          </table:table-cell>
          <table:table-cell office:value-type="float" office:value="-0.342417519682516" calcext:value-type="float">
            <text:p>-0.3424175197</text:p>
          </table:table-cell>
          <table:table-cell/>
          <table:table-cell table:formula="of:=[.A39]*1000" office:value-type="float" office:value="-122.828235511721" calcext:value-type="float">
            <text:p>-122.8282355117</text:p>
          </table:table-cell>
          <table:table-cell table:formula="of:=[.B39]*1000" office:value-type="float" office:value="-342.417519682516" calcext:value-type="float">
            <text:p>-342.4175196825</text:p>
          </table:table-cell>
          <table:table-cell/>
          <table:table-cell table:formula="of:=[.D39]-[.$D$46]" office:value-type="float" office:value="0.0924964522344993" calcext:value-type="float">
            <text:p>0.0924964522</text:p>
          </table:table-cell>
          <table:table-cell table:formula="of:=[.E39]-[.$E$46]" office:value-type="float" office:value="-0.406076316198096" calcext:value-type="float">
            <text:p>-0.4060763162</text:p>
          </table:table-cell>
          <table:table-cell/>
          <table:table-cell table:formula="of:=COM.MICROSOFT.NORM.DIST([.G39];[.$G$46];[.$D$49];0)" office:value-type="float" office:value="0.607273857706493" calcext:value-type="float">
            <text:p>0.6072738577</text:p>
          </table:table-cell>
          <table:table-cell table:formula="of:=COM.MICROSOFT.NORM.DIST([.H39];[.$G$46];[.$D$49];0)" office:value-type="float" office:value="0.504791810068006" calcext:value-type="float">
            <text:p>0.5047918101</text:p>
          </table:table-cell>
        </table:table-row>
        <table:table-row table:style-name="ro1">
          <table:table-cell office:value-type="float" office:value="-0.122777442044557" calcext:value-type="float">
            <text:p>-0.122777442</text:p>
          </table:table-cell>
          <table:table-cell office:value-type="float" office:value="-0.34286796063827" calcext:value-type="float">
            <text:p>-0.3428679606</text:p>
          </table:table-cell>
          <table:table-cell/>
          <table:table-cell table:formula="of:=[.A40]*1000" office:value-type="float" office:value="-122.777442044557" calcext:value-type="float">
            <text:p>-122.7774420446</text:p>
          </table:table-cell>
          <table:table-cell table:formula="of:=[.B40]*1000" office:value-type="float" office:value="-342.86796063827" calcext:value-type="float">
            <text:p>-342.8679606383</text:p>
          </table:table-cell>
          <table:table-cell/>
          <table:table-cell table:formula="of:=[.D40]-[.$D$46]" office:value-type="float" office:value="0.143289919398441" calcext:value-type="float">
            <text:p>0.1432899194</text:p>
          </table:table-cell>
          <table:table-cell table:formula="of:=[.E40]-[.$E$46]" office:value-type="float" office:value="-0.856517271951645" calcext:value-type="float">
            <text:p>-0.856517272</text:p>
          </table:table-cell>
          <table:table-cell/>
          <table:table-cell table:formula="of:=COM.MICROSOFT.NORM.DIST([.G40];[.$G$46];[.$D$49];0)" office:value-type="float" office:value="0.598736081039946" calcext:value-type="float">
            <text:p>0.598736081</text:p>
          </table:table-cell>
          <table:table-cell table:formula="of:=COM.MICROSOFT.NORM.DIST([.H40];[.$G$46];[.$D$49];0)" office:value-type="float" office:value="0.257695748058172" calcext:value-type="float">
            <text:p>0.2576957481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3"/>
          <table:table-cell table:style-name="ce1" office:value-type="string" calcext:value-type="string">
            <text:p>Calculate the average result in x and y</text:p>
          </table:table-cell>
          <table:table-cell table:number-columns-repeated="2"/>
          <table:table-cell table:style-name="ce1" office:value-type="string" calcext:value-type="string">
            <text:p>average deviation x an y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AVERAGE([.D4:.D43])" office:value-type="float" office:value="-122.920731963955" calcext:value-type="float">
            <text:p>-122.920731964</text:p>
          </table:table-cell>
          <table:table-cell table:formula="of:=AVERAGE([.E4:.E43])" office:value-type="float" office:value="-342.011443366318" calcext:value-type="float">
            <text:p>-342.0114433663</text:p>
          </table:table-cell>
          <table:table-cell/>
          <table:table-cell table:formula="of:=AVERAGE([.G4:.G40])" office:value-type="float" office:value="0.0000000000000115223146339476" calcext:value-type="float">
            <text:p>1.15223146339476E-14</text:p>
          </table:table-cell>
          <table:table-cell table:formula="of:=AVERAGE([.H4:.H40])" office:value-type="float" office:value="-0.0000000000000399440240643516" calcext:value-type="float">
            <text:p>-3.99440240643516E-14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1" office:value-type="string" calcext:value-type="string">
            <text:p>Standard deviation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TDEV([.D4:.D40])" office:value-type="float" office:value="0.650328375886234" calcext:value-type="float">
            <text:p>0.6503283759</text:p>
          </table:table-cell>
          <table:table-cell table:formula="of:=STDEV([.E4:.E40])" office:value-type="float" office:value="1.99057213708936" calcext:value-type="float">
            <text:p>1.9905721371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2" office:value-type="percentage" office:value="0.65" calcext:value-type="percentage">
            <text:p>65.00%</text:p>
          </table:table-cell>
          <table:table-cell table:formula="of:=1*[.D49]" office:value-type="float" office:value="0.650328375886234" calcext:value-type="float">
            <text:p>0.6503283759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percentage" office:value="0.95" calcext:value-type="percentage">
            <text:p>95.00%</text:p>
          </table:table-cell>
          <table:table-cell table:formula="of:=[.D51]*2" office:value-type="float" office:value="1.30065675177247" calcext:value-type="float">
            <text:p>1.300656751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2">00/00/0000</text:date>, <text:time style:data-style-name="N2" text:time-value="16:28:09.6176541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2T19:19:40.287160950</dc:date>
    <meta:editing-duration>PT3H33M1S</meta:editing-duration>
    <meta:editing-cycles>16</meta:editing-cycles>
    <meta:generator>LibreOffice/5.1.6.2$Linux_X86_64 LibreOffice_project/10m0$Build-2</meta:generator>
    <meta:document-statistic meta:table-count="1" meta:cell-count="32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88cm" svg:y="0.316cm" chart:style-name="ch2">
          <text:p>Accuracy_test</text:p>
        </chart:title>
        <chart:legend chart:legend-position="end" svg:x="13.181cm" svg:y="4.201cm" style:legend-expansion="high" chart:style-name="ch3"/>
        <chart:plot-area chart:style-name="ch4" table:cell-range-address="test2_base_optical_poses.G4:test2_base_optical_poses.H40" chart:data-source-has-labels="row" svg:x="1.331cm" svg:y="1.275cm" svg:width="11.53cm" svg:height="6.564cm">
          <chartooo:coordinate-region svg:x="1.622cm" svg:y="1.474cm" svg:width="10.999cm" svg:height="6.166cm"/>
          <chart:axis chart:dimension="x" chart:name="primary-x" chart:style-name="ch5">
            <chart:title svg:x="6.589cm" svg:y="8.019cm" chart:style-name="ch6">
              <text:p>X[mm]</text:p>
            </chart:title>
            <chart:grid chart:style-name="ch7" chart:class="major"/>
          </chart:axis>
          <chart:axis chart:dimension="y" chart:name="primary-y" chart:style-name="ch5">
            <chart:title svg:x="0.451cm" svg:y="5.064cm" chart:style-name="ch8">
              <text:p>Y[mm]</text:p>
            </chart:title>
            <chart:grid chart:style-name="ch7" chart:class="major"/>
          </chart:axis>
          <chart:series chart:style-name="ch9" chart:values-cell-range-address="test2_base_optical_poses.H4:test2_base_optical_poses.H40" loext:label-string="center_points" chart:class="chart:scatter">
            <chart:domain table:cell-range-address="test2_base_optical_poses.G4:test2_base_optical_poses.G40"/>
            <chart:data-point chart:repeated="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enter_poin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243269907582416">
                <text:p>-0.243269907582416</text:p>
                <draw:g>
                  <svg:desc>test2_base_optical_poses.G4:test2_base_optical_poses.G40</svg:desc>
                </draw:g>
              </table:table-cell>
              <table:table-cell office:value-type="float" office:value="-10.6751842295462">
                <text:p>-10.6751842295462</text:p>
                <draw:g>
                  <svg:desc>test2_base_optical_poses.H4:test2_base_optical_poses.H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334189662081855">
                <text:p>-0.334189662081855</text:p>
              </table:table-cell>
              <table:table-cell office:value-type="float" office:value="-0.877574688746449">
                <text:p>-0.8775746887464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65038951896344">
                <text:p>0.765038951896344</text:p>
              </table:table-cell>
              <table:table-cell office:value-type="float" office:value="-0.948088839118839">
                <text:p>-0.9480888391188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366337125721913">
                <text:p>-0.366337125721913</text:p>
              </table:table-cell>
              <table:table-cell office:value-type="float" office:value="-0.430374023235004">
                <text:p>-0.430374023235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47193599922815">
                <text:p>-0.147193599922815</text:p>
              </table:table-cell>
              <table:table-cell office:value-type="float" office:value="-0.309508857689423">
                <text:p>-0.3095088576894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16091196402755">
                <text:p>0.0516091196402755</text:p>
              </table:table-cell>
              <table:table-cell office:value-type="float" office:value="-0.141704123849479">
                <text:p>-0.1417041238494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0046663592349">
                <text:p>0.150046663592349</text:p>
              </table:table-cell>
              <table:table-cell office:value-type="float" office:value="0.137023642982683">
                <text:p>0.1370236429826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45862981408246">
                <text:p>0.345862981408246</text:p>
              </table:table-cell>
              <table:table-cell office:value-type="float" office:value="0.553267008236048">
                <text:p>0.5532670082360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8106508387274">
                <text:p>0.458106508387274</text:p>
              </table:table-cell>
              <table:table-cell office:value-type="float" office:value="1.03405454132178">
                <text:p>1.034054541321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5009868884305">
                <text:p>0.55009868884305</text:p>
              </table:table-cell>
              <table:table-cell office:value-type="float" office:value="0.94565171787616">
                <text:p>0.945651717876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883110918519208">
                <text:p>-0.0883110918519208</text:p>
              </table:table-cell>
              <table:table-cell office:value-type="float" office:value="2.00563671150991">
                <text:p>2.005636711509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662198656405451">
                <text:p>-0.662198656405451</text:p>
              </table:table-cell>
              <table:table-cell office:value-type="float" office:value="0.957913588210317">
                <text:p>0.9579135882103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304142698102893">
                <text:p>-0.304142698102893</text:p>
              </table:table-cell>
              <table:table-cell office:value-type="float" office:value="0.891247958966289">
                <text:p>0.8912479589662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417120824262383">
                <text:p>-0.417120824262383</text:p>
              </table:table-cell>
              <table:table-cell office:value-type="float" office:value="0.267610578356539">
                <text:p>0.2676105783565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5040033318329">
                <text:p>0.155040033318329</text:p>
              </table:table-cell>
              <table:table-cell office:value-type="float" office:value="0.0985876274089037">
                <text:p>0.09858762740890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67672758259852">
                <text:p>0.0467672758259852</text:p>
              </table:table-cell>
              <table:table-cell office:value-type="float" office:value="0.175031589930711">
                <text:p>0.1750315899307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90854563333426">
                <text:p>0.290854563333426</text:p>
              </table:table-cell>
              <table:table-cell office:value-type="float" office:value="-0.303230991104499">
                <text:p>-0.3032309911044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62199529643385">
                <text:p>0.462199529643385</text:p>
              </table:table-cell>
              <table:table-cell office:value-type="float" office:value="-0.186628696455557">
                <text:p>-0.1866286964555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41470404594537">
                <text:p>0.741470404594537</text:p>
              </table:table-cell>
              <table:table-cell office:value-type="float" office:value="-0.443829703067308">
                <text:p>-0.4438297030673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03915967096538">
                <text:p>0.903915967096538</text:p>
              </table:table-cell>
              <table:table-cell office:value-type="float" office:value="-0.526323973867022">
                <text:p>-0.5263239738670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90437326083655">
                <text:p>-1.90437326083655</text:p>
              </table:table-cell>
              <table:table-cell office:value-type="float" office:value="-0.203525630000115">
                <text:p>-0.2035256300001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01183574623641">
                <text:p>-1.01183574623641</text:p>
              </table:table-cell>
              <table:table-cell office:value-type="float" office:value="0.076956575246129">
                <text:p>0.0769565752461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46806220138798">
                <text:p>-0.46806220138798</text:p>
              </table:table-cell>
              <table:table-cell office:value-type="float" office:value="0.0242407808379994">
                <text:p>0.02424078083799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09922172382255">
                <text:p>0.0109922172382255</text:p>
              </table:table-cell>
              <table:table-cell office:value-type="float" office:value="-0.0663868580684834">
                <text:p>-0.06638685806848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94004033912074">
                <text:p>0.0294004033912074</text:p>
              </table:table-cell>
              <table:table-cell office:value-type="float" office:value="-0.058570402770215">
                <text:p>-0.0585704027702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2293832210926">
                <text:p>0.42293832210926</text:p>
              </table:table-cell>
              <table:table-cell office:value-type="float" office:value="-0.0931783025399682">
                <text:p>-0.09317830253996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07022670254398">
                <text:p>0.807022670254398</text:p>
              </table:table-cell>
              <table:table-cell office:value-type="float" office:value="0.170234642689138">
                <text:p>0.1702346426891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50482488161225">
                <text:p>0.750482488161225</text:p>
              </table:table-cell>
              <table:table-cell office:value-type="float" office:value="0.446788781226417">
                <text:p>0.4467887812264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85509223422557">
                <text:p>0.685509223422557</text:p>
              </table:table-cell>
              <table:table-cell office:value-type="float" office:value="0.676193750318021">
                <text:p>0.6761937503180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263009235186132">
                <text:p>-0.263009235186132</text:p>
              </table:table-cell>
              <table:table-cell office:value-type="float" office:value="2.83642860874266">
                <text:p>2.836428608742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.03672446841269">
                <text:p>-2.03672446841269</text:p>
              </table:table-cell>
              <table:table-cell office:value-type="float" office:value="2.33594958571007">
                <text:p>2.335949585710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46808154439208">
                <text:p>0.246808154439208</text:p>
              </table:table-cell>
              <table:table-cell office:value-type="float" office:value="1.40134889406659">
                <text:p>1.401348894066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268693950458896">
                <text:p>-0.268693950458896</text:p>
              </table:table-cell>
              <table:table-cell office:value-type="float" office:value="0.73208998380403">
                <text:p>0.732089983804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70583023582341">
                <text:p>0.370583023582341</text:p>
              </table:table-cell>
              <table:table-cell office:value-type="float" office:value="0.522687487336441">
                <text:p>0.5226874873364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49288666396319">
                <text:p>0.0349288666396319</text:p>
              </table:table-cell>
              <table:table-cell office:value-type="float" office:value="0.237758853430023">
                <text:p>0.2377588534300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924964522344993">
                <text:p>0.0924964522344993</text:p>
              </table:table-cell>
              <table:table-cell office:value-type="float" office:value="-0.406076316198096">
                <text:p>-0.4060763161980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3289919398441">
                <text:p>0.143289919398441</text:p>
              </table:table-cell>
              <table:table-cell office:value-type="float" office:value="-0.856517271951645">
                <text:p>-0.8565172719516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6cm" svg:height="9.005cm" xlink:href=".." xlink:type="simple" chart:class="chart:scatter" chart:style-name="ch1">
        <chart:legend chart:legend-position="end" svg:x="13.796cm" svg:y="4.203cm" style:legend-expansion="high" chart:style-name="ch2"/>
        <chart:plot-area chart:style-name="ch3" table:cell-range-address="test2_base_optical_poses.G4:test2_base_optical_poses.G40 test2_base_optical_poses.J4:test2_base_optical_poses.J40" svg:x="0.32cm" svg:y="0.18cm" svg:width="13.156cm" svg:height="8.645cm">
          <chartooo:coordinate-region svg:x="0.611cm" svg:y="0.38cm" svg:width="12.625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2_base_optical_poses.J4:test2_base_optical_poses.J40" chart:class="chart:scatter">
            <chart:domain table:cell-range-address="test2_base_optical_poses.G4:test2_base_optical_poses.G40"/>
            <chart:data-point chart:repeated="3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243269907582416">
                <text:p>-0.243269907582416</text:p>
                <draw:g>
                  <svg:desc>test2_base_optical_poses.G4:test2_base_optical_poses.G40</svg:desc>
                </draw:g>
              </table:table-cell>
              <table:table-cell office:value-type="float" office:value="0.57199457615463">
                <text:p>0.57199457615463</text:p>
                <draw:g>
                  <svg:desc>test2_base_optical_poses.J4:test2_base_optical_poses.J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334189662081855">
                <text:p>-0.334189662081855</text:p>
              </table:table-cell>
              <table:table-cell office:value-type="float" office:value="0.537570075702185">
                <text:p>0.5375700757021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65038951896344">
                <text:p>0.765038951896344</text:p>
              </table:table-cell>
              <table:table-cell office:value-type="float" office:value="0.307092624466821">
                <text:p>0.3070926244668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366337125721913">
                <text:p>-0.366337125721913</text:p>
              </table:table-cell>
              <table:table-cell office:value-type="float" office:value="0.523446566909994">
                <text:p>0.5234465669099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47193599922815">
                <text:p>-0.147193599922815</text:p>
              </table:table-cell>
              <table:table-cell office:value-type="float" office:value="0.597933951119601">
                <text:p>0.5979339511196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16091196402755">
                <text:p>0.0516091196402755</text:p>
              </table:table-cell>
              <table:table-cell office:value-type="float" office:value="0.611518804268578">
                <text:p>0.6115188042685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0046663592349">
                <text:p>0.150046663592349</text:p>
              </table:table-cell>
              <table:table-cell office:value-type="float" office:value="0.597334768483295">
                <text:p>0.5973347684832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45862981408246">
                <text:p>0.345862981408246</text:p>
              </table:table-cell>
              <table:table-cell office:value-type="float" office:value="0.532548497693052">
                <text:p>0.5325484976930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8106508387274">
                <text:p>0.458106508387274</text:p>
              </table:table-cell>
              <table:table-cell office:value-type="float" office:value="0.478659003418241">
                <text:p>0.4786590034182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5009868884305">
                <text:p>0.55009868884305</text:p>
              </table:table-cell>
              <table:table-cell office:value-type="float" office:value="0.428949634695101">
                <text:p>0.4289496346951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883110918519208">
                <text:p>-0.0883110918519208</text:p>
              </table:table-cell>
              <table:table-cell office:value-type="float" office:value="0.607817399413397">
                <text:p>0.6078173994133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662198656405451">
                <text:p>-0.662198656405451</text:p>
              </table:table-cell>
              <table:table-cell office:value-type="float" office:value="0.365284048313967">
                <text:p>0.3652840483139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304142698102893">
                <text:p>-0.304142698102893</text:p>
              </table:table-cell>
              <table:table-cell office:value-type="float" office:value="0.549898861613569">
                <text:p>0.5498988616135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417120824262383">
                <text:p>-0.417120824262383</text:p>
              </table:table-cell>
              <table:table-cell office:value-type="float" office:value="0.499395024378615">
                <text:p>0.4993950243786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5040033318329">
                <text:p>0.155040033318329</text:p>
              </table:table-cell>
              <table:table-cell office:value-type="float" office:value="0.596259917261411">
                <text:p>0.5962599172614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67672758259852">
                <text:p>0.0467672758259852</text:p>
              </table:table-cell>
              <table:table-cell office:value-type="float" office:value="0.611863263938846">
                <text:p>0.6118632639388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90854563333426">
                <text:p>0.290854563333426</text:p>
              </table:table-cell>
              <table:table-cell office:value-type="float" office:value="0.555062998160354">
                <text:p>0.5550629981603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62199529643385">
                <text:p>0.462199529643385</text:p>
              </table:table-cell>
              <table:table-cell office:value-type="float" office:value="0.476532135896643">
                <text:p>0.4765321358966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41470404594537">
                <text:p>0.741470404594537</text:p>
              </table:table-cell>
              <table:table-cell office:value-type="float" office:value="0.320257769856603">
                <text:p>0.3202577698566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03915967096538">
                <text:p>0.903915967096538</text:p>
              </table:table-cell>
              <table:table-cell office:value-type="float" office:value="0.23348809835772">
                <text:p>0.233488098357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90437326083655">
                <text:p>-1.90437326083655</text:p>
              </table:table-cell>
              <table:table-cell office:value-type="float" office:value="0.00842791199513215">
                <text:p>0.008427911995132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01183574623641">
                <text:p>-1.01183574623641</text:p>
              </table:table-cell>
              <table:table-cell office:value-type="float" office:value="0.182857384859108">
                <text:p>0.1828573848591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46806220138798">
                <text:p>-0.46806220138798</text:p>
              </table:table-cell>
              <table:table-cell office:value-type="float" office:value="0.473469480216762">
                <text:p>0.4734694802167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09922172382255">
                <text:p>0.0109922172382255</text:p>
              </table:table-cell>
              <table:table-cell office:value-type="float" office:value="0.613359821005807">
                <text:p>0.6133598210058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94004033912074">
                <text:p>0.0294004033912074</text:p>
              </table:table-cell>
              <table:table-cell office:value-type="float" office:value="0.612820878947379">
                <text:p>0.6128208789473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2293832210926">
                <text:p>0.42293832210926</text:p>
              </table:table-cell>
              <table:table-cell office:value-type="float" office:value="0.496518017448715">
                <text:p>0.4965180174487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07022670254398">
                <text:p>0.807022670254398</text:p>
              </table:table-cell>
              <table:table-cell office:value-type="float" office:value="0.284041565940492">
                <text:p>0.2840415659404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50482488161225">
                <text:p>0.750482488161225</text:p>
              </table:table-cell>
              <table:table-cell office:value-type="float" office:value="0.315207234503355">
                <text:p>0.3152072345033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85509223422557">
                <text:p>0.685509223422557</text:p>
              </table:table-cell>
              <table:table-cell office:value-type="float" office:value="0.351965901070652">
                <text:p>0.3519659010706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263009235186132">
                <text:p>-0.263009235186132</text:p>
              </table:table-cell>
              <table:table-cell office:value-type="float" office:value="0.565276330669205">
                <text:p>0.5652763306692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.03672446841269">
                <text:p>-2.03672446841269</text:p>
              </table:table-cell>
              <table:table-cell office:value-type="float" office:value="0.00454889102898885">
                <text:p>0.004548891028988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46808154439208">
                <text:p>0.246808154439208</text:p>
              </table:table-cell>
              <table:table-cell office:value-type="float" office:value="0.5708231772368">
                <text:p>0.57082317723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268693950458896">
                <text:p>-0.268693950458896</text:p>
              </table:table-cell>
              <table:table-cell office:value-type="float" office:value="0.563259972624522">
                <text:p>0.5632599726245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70583023582341">
                <text:p>0.370583023582341</text:p>
              </table:table-cell>
              <table:table-cell office:value-type="float" office:value="0.521513869222706">
                <text:p>0.5215138692227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49288666396319">
                <text:p>0.0349288666396319</text:p>
              </table:table-cell>
              <table:table-cell office:value-type="float" office:value="0.61256327061707">
                <text:p>0.612563270617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924964522344993">
                <text:p>0.0924964522344993</text:p>
              </table:table-cell>
              <table:table-cell office:value-type="float" office:value="0.607273857706493">
                <text:p>0.6072738577064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3289919398441">
                <text:p>0.143289919398441</text:p>
              </table:table-cell>
              <table:table-cell office:value-type="float" office:value="0.598736081039946">
                <text:p>0.5987360810399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6cm" svg:height="9.005cm" xlink:href=".." xlink:type="simple" chart:class="chart:scatter" chart:style-name="ch1">
        <chart:legend chart:legend-position="end" svg:x="13.743cm" svg:y="4.203cm" style:legend-expansion="high" chart:style-name="ch2"/>
        <chart:plot-area chart:style-name="ch3" table:cell-range-address="test2_base_optical_poses.H4:test2_base_optical_poses.H40 test2_base_optical_poses.K4:test2_base_optical_poses.K40" svg:x="0.32cm" svg:y="0.18cm" svg:width="13.103cm" svg:height="8.645cm">
          <chartooo:coordinate-region svg:x="0.558cm" svg:y="0.38cm" svg:width="12.771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2_base_optical_poses.K4:test2_base_optical_poses.K40" chart:class="chart:scatter">
            <chart:domain table:cell-range-address="test2_base_optical_poses.H4:test2_base_optical_poses.H40"/>
            <chart:data-point chart:repeated="3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.6751842295462">
                <text:p>-10.6751842295462</text:p>
                <draw:g>
                  <svg:desc>test2_base_optical_poses.H4:test2_base_optical_poses.H40</svg:desc>
                </draw:g>
              </table:table-cell>
              <table:table-cell office:value-type="float" office:value="1.8901160385886E-059">
                <text:p>1.8901160385886E-059</text:p>
                <draw:g>
                  <svg:desc>test2_base_optical_poses.K4:test2_base_optical_poses.K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877574688746449">
                <text:p>-0.877574688746449</text:p>
              </table:table-cell>
              <table:table-cell office:value-type="float" office:value="0.246807737103854">
                <text:p>0.2468077371038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48088839118839">
                <text:p>-0.948088839118839</text:p>
              </table:table-cell>
              <table:table-cell office:value-type="float" office:value="0.211963525599233">
                <text:p>0.2119635255992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430374023235004">
                <text:p>-0.430374023235004</text:p>
              </table:table-cell>
              <table:table-cell office:value-type="float" office:value="0.492807438281286">
                <text:p>0.492807438281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309508857689423">
                <text:p>-0.309508857689423</text:p>
              </table:table-cell>
              <table:table-cell office:value-type="float" office:value="0.547762239348348">
                <text:p>0.5477622393483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41704123849479">
                <text:p>-0.141704123849479</text:p>
              </table:table-cell>
              <table:table-cell office:value-type="float" office:value="0.599056072974117">
                <text:p>0.5990560729741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7023642982683">
                <text:p>0.137023642982683</text:p>
              </table:table-cell>
              <table:table-cell office:value-type="float" office:value="0.599980723742962">
                <text:p>0.5999807237429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53267008236048">
                <text:p>0.553267008236048</text:p>
              </table:table-cell>
              <table:table-cell office:value-type="float" office:value="0.427180494714625">
                <text:p>0.427180494714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3405454132178">
                <text:p>1.03405454132178</text:p>
              </table:table-cell>
              <table:table-cell office:value-type="float" office:value="0.173289797190571">
                <text:p>0.1732897971905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4565171787616">
                <text:p>0.94565171787616</text:p>
              </table:table-cell>
              <table:table-cell office:value-type="float" office:value="0.213123233767913">
                <text:p>0.2131232337679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0563671150991">
                <text:p>2.00563671150991</text:p>
              </table:table-cell>
              <table:table-cell office:value-type="float" office:value="0.0052775014764385">
                <text:p>0.00527750147643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57913588210317">
                <text:p>0.957913588210317</text:p>
              </table:table-cell>
              <table:table-cell office:value-type="float" office:value="0.207322518975895">
                <text:p>0.2073225189758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91247958966289">
                <text:p>0.891247958966289</text:p>
              </table:table-cell>
              <table:table-cell office:value-type="float" office:value="0.239850674135489">
                <text:p>0.2398506741354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7610578356539">
                <text:p>0.267610578356539</text:p>
              </table:table-cell>
              <table:table-cell office:value-type="float" office:value="0.563647008983421">
                <text:p>0.5636470089834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85876274089037">
                <text:p>0.0985876274089037</text:p>
              </table:table-cell>
              <table:table-cell office:value-type="float" office:value="0.606438800923889">
                <text:p>0.606438800923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75031589930711">
                <text:p>0.175031589930711</text:p>
              </table:table-cell>
              <table:table-cell office:value-type="float" office:value="0.591626492535947">
                <text:p>0.5916264925359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303230991104499">
                <text:p>-0.303230991104499</text:p>
              </table:table-cell>
              <table:table-cell office:value-type="float" office:value="0.550258976310054">
                <text:p>0.5502589763100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186628696455557">
                <text:p>-0.186628696455557</text:p>
              </table:table-cell>
              <table:table-cell office:value-type="float" office:value="0.588700141738633">
                <text:p>0.5887001417386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443829703067308">
                <text:p>-0.443829703067308</text:p>
              </table:table-cell>
              <table:table-cell office:value-type="float" office:value="0.486001565056721">
                <text:p>0.4860015650567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526323973867022">
                <text:p>-0.526323973867022</text:p>
              </table:table-cell>
              <table:table-cell office:value-type="float" office:value="0.442125995819711">
                <text:p>0.4421259958197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203525630000115">
                <text:p>-0.203525630000115</text:p>
              </table:table-cell>
              <table:table-cell office:value-type="float" office:value="0.584129767552498">
                <text:p>0.5841297675524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76956575246129">
                <text:p>0.076956575246129</text:p>
              </table:table-cell>
              <table:table-cell office:value-type="float" office:value="0.609167344501037">
                <text:p>0.6091673445010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42407808379994">
                <text:p>0.0242407808379994</text:p>
              </table:table-cell>
              <table:table-cell office:value-type="float" office:value="0.613021430252665">
                <text:p>0.6130214302526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663868580684834">
                <text:p>-0.0663868580684834</text:p>
              </table:table-cell>
              <table:table-cell office:value-type="float" office:value="0.610259467097946">
                <text:p>0.6102594670979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58570402770215">
                <text:p>-0.058570402770215</text:p>
              </table:table-cell>
              <table:table-cell office:value-type="float" office:value="0.610964551706891">
                <text:p>0.6109645517068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931783025399682">
                <text:p>-0.0931783025399682</text:p>
              </table:table-cell>
              <table:table-cell office:value-type="float" office:value="0.607182971373865">
                <text:p>0.6071829713738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70234642689138">
                <text:p>0.170234642689138</text:p>
              </table:table-cell>
              <table:table-cell office:value-type="float" office:value="0.592786061309805">
                <text:p>0.5927860613098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46788781226417">
                <text:p>0.446788781226417</text:p>
              </table:table-cell>
              <table:table-cell office:value-type="float" office:value="0.484489696553603">
                <text:p>0.4844896965536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76193750318021">
                <text:p>0.676193750318021</text:p>
              </table:table-cell>
              <table:table-cell office:value-type="float" office:value="0.357283958488582">
                <text:p>0.3572839584885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83642860874266">
                <text:p>2.83642860874266</text:p>
              </table:table-cell>
              <table:table-cell office:value-type="float" office:value="0.0000453933330761684">
                <text:p>0.00004539333307616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33594958571007">
                <text:p>2.33594958571007</text:p>
              </table:table-cell>
              <table:table-cell office:value-type="float" office:value="0.000968533668510175">
                <text:p>0.0009685336685101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40134889406659">
                <text:p>1.40134889406659</text:p>
              </table:table-cell>
              <table:table-cell office:value-type="float" office:value="0.0601861625296707">
                <text:p>0.06018616252967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3208998380403">
                <text:p>0.73208998380403</text:p>
              </table:table-cell>
              <table:table-cell office:value-type="float" office:value="0.325534293619928">
                <text:p>0.3255342936199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22687487336441">
                <text:p>0.522687487336441</text:p>
              </table:table-cell>
              <table:table-cell office:value-type="float" office:value="0.4441244424004">
                <text:p>0.44412444240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37758853430023">
                <text:p>0.237758853430023</text:p>
              </table:table-cell>
              <table:table-cell office:value-type="float" office:value="0.573790066045296">
                <text:p>0.5737900660452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406076316198096">
                <text:p>-0.406076316198096</text:p>
              </table:table-cell>
              <table:table-cell office:value-type="float" office:value="0.504791810068006">
                <text:p>0.5047918100680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856517271951645">
                <text:p>-0.856517271951645</text:p>
              </table:table-cell>
              <table:table-cell office:value-type="float" office:value="0.257695748058172">
                <text:p>0.2576957480581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